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2" style:family="paragraph" style:parent-style-name="Standard">
      <style:text-properties fo:color="#000000" fo:font-weight="bold" officeooo:rsid="001a75cf" officeooo:paragraph-rsid="001a75cf" style:font-weight-asian="bold" style:font-weight-complex="bold"/>
    </style:style>
    <style:style style:name="P3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>
      <style:text-properties fo:color="#0000cc" fo:font-weight="bold" officeooo:rsid="001993d4" officeooo:paragraph-rsid="0018501c" style:font-weight-asian="bold" style:font-weight-complex="bold"/>
    </style:style>
    <style:style style:name="P6" style:family="paragraph" style:parent-style-name="Standard" style:list-style-name="L1">
      <style:text-properties fo:color="#996600" fo:font-weight="normal" officeooo:rsid="001fbbb5" officeooo:paragraph-rsid="001fbbb5" style:font-weight-asian="normal" style:font-weight-complex="normal"/>
    </style:style>
    <style:style style:name="P7" style:family="paragraph" style:parent-style-name="Standard" style:list-style-name="L2">
      <style:text-properties fo:color="#0066cc" fo:font-weight="normal" officeooo:rsid="001fbbb5" officeooo:paragraph-rsid="001fbbb5" style:font-weight-asian="normal" style:font-weight-complex="normal"/>
    </style:style>
    <style:style style:name="P8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9" style:family="paragraph" style:parent-style-name="Standard">
      <style:text-properties fo:color="#000000" fo:font-weight="normal" officeooo:rsid="001fbbb5" officeooo:paragraph-rsid="001fbbb5" style:font-weight-asian="normal" style:font-weight-complex="normal"/>
    </style:style>
    <style:style style:name="P10" style:family="paragraph" style:parent-style-name="Standard">
      <style:text-properties fo:color="#000000" fo:font-weight="bold" officeooo:rsid="001fbbb5" officeooo:paragraph-rsid="001fbbb5" style:font-weight-asian="bold" style:font-weight-complex="bold"/>
    </style:style>
    <style:style style:name="P11" style:family="paragraph" style:parent-style-name="Standard">
      <style:text-properties fo:color="#000000" fo:font-weight="bold" officeooo:rsid="001fbbb5" officeooo:paragraph-rsid="0020527b" style:font-weight-asian="bold" style:font-weight-complex="bold"/>
    </style:style>
    <style:style style:name="P12" style:family="paragraph" style:parent-style-name="Standard">
      <style:text-properties fo:color="#ff3333" fo:font-weight="bold" officeooo:rsid="001fbbb5" officeooo:paragraph-rsid="001fbbb5" style:font-weight-asian="bold" style:font-weight-complex="bold"/>
    </style:style>
    <style:style style:name="P13" style:family="paragraph" style:parent-style-name="Standard">
      <style:text-properties fo:color="#ff3333" fo:font-weight="bold" officeooo:rsid="0020527b" officeooo:paragraph-rsid="0020527b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officeooo:rsid="001fbbb5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20527b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0527b" style:font-weight-asian="normal" style:font-weight-complex="normal"/>
    </style:style>
    <style:style style:name="T7" style:family="text">
      <style:text-properties style:text-underline-style="none" fo:font-weight="bold" officeooo:rsid="0020527b" style:font-weight-asian="bold" style:font-weight-complex="bold"/>
    </style:style>
    <style:style style:name="T8" style:family="text">
      <style:text-properties style:text-underline-style="none" officeooo:rsid="0020527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officeooo:rsid="0020527b" style:font-style-asian="italic" style:font-style-complex="italic"/>
    </style:style>
    <style:style style:name="T11" style:family="text">
      <style:text-properties style:text-position="sub 58%" fo:font-style="italic" style:font-style-asian="italic" style:font-style-complex="italic"/>
    </style:style>
    <style:style style:name="T12" style:family="text">
      <style:text-properties style:text-position="sub 58%" fo:font-style="italic" style:text-underline-style="none" officeooo:rsid="0020527b" style:font-style-asian="italic" style:font-style-complex="italic"/>
    </style:style>
    <style:style style:name="T13" style:family="text">
      <style:text-properties style:text-position="sub 58%" style:text-underline-style="none" officeooo:rsid="0020527b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italic" style:text-underline-style="none" officeooo:rsid="0020527b" style:font-style-asian="italic" style:font-style-complex="italic"/>
    </style:style>
    <style:style style:name="T16" style:family="text">
      <style:text-properties style:text-position="0% 100%" style:text-underline-style="none" officeooo:rsid="002052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2">1</text:span>L<text:span text:style-name="T2">6</text:span> Notes</text:p>
      <text:p text:style-name="P3"/>
      <text:p text:style-name="P4">Objectives:</text:p>
      <text:list xml:id="list5599590149113645382" text:style-name="L1">
        <text:list-item>
          <text:p text:style-name="P6">Describe the relationships among temperature, and volume of a gas.</text:p>
        </text:list-item>
        <text:list-item>
          <text:p text:style-name="P6">Use the combined gas law to solve problems.</text:p>
        </text:list-item>
      </text:list>
      <text:p text:style-name="P4"/>
      <text:p text:style-name="P4">Key Concepts:</text:p>
      <text:list xml:id="list4207418169901046799" text:style-name="L2">
        <text:list-item>
          <text:p text:style-name="P7">How are the pressure, volume, and temperature of a gas related?</text:p>
        </text:list-item>
        <text:list-item>
          <text:p text:style-name="P7">When is the combined gas law used to solve problems?</text:p>
        </text:list-item>
      </text:list>
      <text:p text:style-name="P4"/>
      <text:p text:style-name="P8">Vocabulary / <text:span text:style-name="T1">Important</text:span>:</text:p>
      <text:p text:style-name="P8"/>
      <text:p text:style-name="P12">If the temperature is constant, as the pressure of a gas increases, the volume decreases.</text:p>
      <text:p text:style-name="P12"/>
      <text:p text:style-name="P12">As the temperature of an enclosed gas increases, the volume increases, if the pressure is constant.</text:p>
      <text:p text:style-name="P12"/>
      <text:p text:style-name="P13">As the temperature of an enclosed gas increases, the pressure increases, if the volume is constant.</text:p>
      <text:p text:style-name="P12"/>
      <text:p text:style-name="P9"/>
      <text:p text:style-name="P10">Boyle's law</text:p>
      <text:p text:style-name="P10"/>
      <text:p text:style-name="P10"><text:tab/><text:span text:style-name="T3">Boyle's Law</text:span><text:span text:style-name="T5"> states that for a given mass of gas at constant temperature, the volume of the gas <text:tab/>varies inversely with pressure.</text:span><text:tab/></text:p>
      <text:p text:style-name="P10"/>
      <text:p text:style-name="P10"><text:tab/><text:span text:style-name="T9">P</text:span><text:span text:style-name="T11">1 </text:span><text:span text:style-name="T14"><text:s/>* V</text:span><text:span text:style-name="T11">1</text:span><text:span text:style-name="T14"> = P</text:span><text:span text:style-name="T11">2 <text:s/></text:span><text:span text:style-name="T14">* V</text:span><text:span text:style-name="T11">2</text:span></text:p>
      <text:p text:style-name="P10">..</text:p>
      <text:p text:style-name="P10"/>
      <text:p text:style-name="P10">Charle's law</text:p>
      <text:p text:style-name="P10"/>
      <text:p text:style-name="P10"><text:tab/><text:span text:style-name="T3">Charle's law</text:span><text:span text:style-name="T5"> states that the volume of a fixed mass of gas is directly proportional to its Kelvin</text:span></text:p>
      <text:p text:style-name="P10"><text:span text:style-name="T5"><text:tab/>temperature if the pressure is kept constant.</text:span></text:p>
      <text:p text:style-name="P10"><text:span text:style-name="T5"/></text:p>
      <text:p text:style-name="P10"><text:span text:style-name="T5"><text:tab/></text:span><text:span text:style-name="T6">Temperature must be in Kelvin!</text:span></text:p>
      <text:p text:style-name="P10"><text:span text:style-name="T5"/></text:p>
      <text:p text:style-name="P10"><text:span text:style-name="T5"><text:tab/></text:span><text:span text:style-name="T10">V</text:span><text:span text:style-name="T12">1</text:span><text:span text:style-name="T15"> / T</text:span><text:span text:style-name="T12">1 </text:span><text:span text:style-name="T15">= V</text:span><text:span text:style-name="T12">2 </text:span><text:span text:style-name="T15">/ T</text:span><text:span text:style-name="T12">2</text:span></text:p>
      <text:p text:style-name="P10">..</text:p>
      <text:p text:style-name="P10"/>
      <text:p text:style-name="P10">Gay-Lussac's law</text:p>
      <text:p text:style-name="P10"/>
      <text:p text:style-name="P11"><text:tab/><text:span text:style-name="T4">Gay-Lussac's law</text:span><text:span text:style-name="T6"> states that the pressure of a gas is directly proportional to the Kelvin <text:tab/>temperature if the volume remains constant.</text:span></text:p>
      <text:p text:style-name="P11"><text:span text:style-name="T6"/></text:p>
      <text:p text:style-name="P11"><text:span text:style-name="T6"><text:tab/></text:span><text:span text:style-name="T10">P</text:span><text:span text:style-name="T12">1</text:span><text:span text:style-name="T15"> / T</text:span><text:span text:style-name="T12">1 </text:span><text:span text:style-name="T15"><text:s/>= P</text:span><text:span text:style-name="T12">2</text:span><text:span text:style-name="T15"> / T</text:span><text:span text:style-name="T12">2</text:span><text:tab/></text:p>
      <text:p text:style-name="P10"/>
      <text:p text:style-name="P10">..</text:p>
      <text:p text:style-name="P10"/>
      <text:p text:style-name="P10"/>
      <text:p text:style-name="P10"/>
      <text:p text:style-name="P10"><text:soft-page-break/>Combined Gas Law</text:p>
      <text:p text:style-name="P10"/>
      <text:p text:style-name="P10"><text:tab/><text:span text:style-name="T6">The </text:span><text:span text:style-name="T4">Combined Gas law</text:span><text:span text:style-name="T6"> describes the relationship among the pressure, temperature, and volume <text:tab/>of an enclosed gas.</text:span></text:p>
      <text:p text:style-name="P10"><text:span text:style-name="T6"/></text:p>
      <text:p text:style-name="P10"><text:span text:style-name="T6"><text:tab/></text:span><text:span text:style-name="T8">The combined gas law allows you to do calculations in which only the amount of gas is <text:tab/>constant.</text:span></text:p>
      <text:p text:style-name="P10"><text:span text:style-name="T8"/></text:p>
      <text:p text:style-name="P10"><text:span text:style-name="T8"><text:tab/></text:span><text:span text:style-name="T10">(P</text:span><text:span text:style-name="T12">1 </text:span><text:span text:style-name="T15">* V</text:span><text:span text:style-name="T12">1 </text:span><text:span text:style-name="T15">) / T</text:span><text:span text:style-name="T12">1</text:span><text:span text:style-name="T15"> = (P</text:span><text:span text:style-name="T12">2 </text:span><text:span text:style-name="T15">* V</text:span><text:span text:style-name="T12">2</text:span><text:span text:style-name="T15">) / T</text:span><text:span text:style-name="T12">2</text:span></text:p>
      <text:p text:style-name="P10"/>
      <text:p text:style-name="P10">..</text:p>
      <text:p text:style-name="P1"/>
      <text:p text:style-name="P1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03T12:34:30.028964491</dc:date>
    <meta:editing-duration>PT20H25M7S</meta:editing-duration>
    <meta:editing-cycles>7</meta:editing-cycles>
    <meta:generator>LibreOffice/4.4.7.2$Linux_X86_64 LibreOffice_project/40$Build-2</meta:generator>
    <meta:print-date>2016-02-03T12:13:16.729243172</meta:print-date>
    <meta:document-statistic meta:table-count="0" meta:image-count="0" meta:object-count="0" meta:page-count="2" meta:paragraph-count="30" meta:word-count="252" meta:character-count="1375" meta:non-whitespace-character-count="1137"/>
  </office:meta>
</office:document-meta>
</file>